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888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888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888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888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888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888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888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888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888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888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888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888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888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888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888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888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888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rlos Leonardo Pèrez Guzmà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6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76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Pe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17347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7.5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5" meta:character-count="1150" meta:non-whitespace-character-count="985"/>
    <meta:template xlink:type="simple" xlink:actuate="onRequest" xlink:title="Normal" xlink:href=""/>
  </office:meta>
</office:document-meta>
</file>